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co2" style:family="table-column">
      <style:table-column-properties fo:break-before="auto" style:column-width="243.5pt"/>
    </style:style>
    <style:style style:name="co3" style:family="table-column">
      <style:table-column-properties fo:break-before="auto" style:column-width="98.45pt"/>
    </style:style>
    <style:style style:name="co4" style:family="table-column">
      <style:table-column-properties fo:break-before="auto" style:column-width="91.11pt"/>
    </style:style>
    <style:style style:name="co5" style:family="table-column">
      <style:table-column-properties fo:break-before="auto" style:column-width="373.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1" office:value-type="string" calcext:value-type="string">
            <text:p>Print Status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/>
          <table:table-cell office:value-type="string" calcext:value-type="string">
            <text:p>Z-upper righ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-upper Lef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-lower lef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-lower righ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X-end motor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X-end idler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train relief moun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train relief mount lower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Y-idler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y rod moun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ouble bearing holder</text:p>
          </table:table-cell>
          <table:table-cell table:style-name="Default" office:value-type="string" calcext:value-type="string">
            <text:p>In testi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elt moun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ed corner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iper moun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andle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X-carriage cap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per x bearing holder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X-carriage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xtruder moun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eatsink fan mount</text:p>
          </table:table-cell>
          <table:table-cell office:value-type="string" calcext:value-type="string">
            <text:p>Same as Oliv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xtruder body</text:p>
          </table:table-cell>
          <table:table-cell office:value-type="string" calcext:value-type="string">
            <text:p>Same as foxglov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xtruder idler</text:p>
          </table:table-cell>
          <table:table-cell office:value-type="string" calcext:value-type="string">
            <text:p>Same as foxglov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xtruder washer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xtruder latch</text:p>
          </table:table-cell>
          <table:table-cell office:value-type="string" calcext:value-type="string">
            <text:p>Same as foxglov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mall herringbone</text:p>
          </table:table-cell>
          <table:table-cell office:value-type="string" calcext:value-type="string">
            <text:p>Same as foxglov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rge herringbone</text:p>
          </table:table-cell>
          <table:table-cell office:value-type="string" calcext:value-type="string">
            <text:p>Same as foxglov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ool arm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ool arm suppor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ool arm bracke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ed clip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an guard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per bearing 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14:46:46.432580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6-21T14:58:01.836862546</dc:date>
    <meta:editing-duration>PT5H17M5S</meta:editing-duration>
    <meta:editing-cycles>4</meta:editing-cycles>
    <meta:generator>LibreOffice/5.0.4.2$Linux_X86_64 LibreOffice_project/2b9802c1994aa0b7dc6079e128979269cf95bc78</meta:generator>
    <meta:document-statistic meta:table-count="1" meta:cell-count="69" meta:object-count="0"/>
  </office:meta>
</office:document-meta>
</file>